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6e4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65b7ff" draw:marker-start-width="0.418cm" draw:marker-end-width="0.418cm" draw:fill="solid" draw:fill-color="#82c5ff" draw:textarea-horizontal-align="justify" draw:textarea-vertical-align="middle" draw:auto-grow-height="false" fo:min-height="9.023cm" fo:min-width="8.773cm" fo:padding-top="0.162cm" fo:padding-bottom="0.162cm" fo:padding-left="0.287cm" fo:padding-right="0.287cm"/>
    </style:style>
    <style:style style:name="gr2" style:family="graphic" style:parent-style-name="objectwithoutfill">
      <style:graphic-properties draw:stroke="dash" draw:stroke-dash="Fine_20_Dashed" svg:stroke-width="0.051cm" svg:stroke-color="#4520b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ce181e" draw:fill="solid" draw:fill-color="#3465a4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width="0.102cm" svg:stroke-color="#ff00c4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51cm" svg:stroke-color="#ffffff" draw:marker-start-width="0.355cm" draw:marker-end-width="0.355cm" draw:fill="solid" draw:fill-color="#ff00c4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_32__20_Dots_20_1_20_Dash" svg:stroke-width="0.051cm" svg:stroke-color="#fff2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ffff" draw:marker-start-width="0.355cm" draw:marker-end-width="0.355cm" draw:fill="solid" draw:fill-color="#20b941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ffff" draw:marker-start-width="0.355cm" draw:marker-end-width="0.355cm" draw:fill="solid" draw:fill-color="#ce181e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1cm" fo:min-width="0cm"/>
    </style:style>
    <style:style style:name="gr10" style:family="graphic" style:parent-style-name="standard">
      <style:graphic-properties draw:stroke="none" draw:fill="none" fo:min-height="5.5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1cm" fo:min-width="0.999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82c5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3465a4"/>
      <style:paragraph-properties fo:text-align="center"/>
    </style:style>
    <style:style style:name="P4" style:family="paragraph">
      <loext:graphic-properties draw:fill="solid" draw:fill-color="#ff00c4"/>
      <style:paragraph-properties fo:text-align="center"/>
    </style:style>
    <style:style style:name="P5" style:family="paragraph">
      <loext:graphic-properties draw:fill="solid" draw:fill-color="#20b941"/>
      <style:paragraph-properties fo:text-align="center"/>
    </style:style>
    <style:style style:name="P6" style:family="paragraph">
      <loext:graphic-properties draw:fill="solid" draw:fill-color="#ce181e"/>
      <style:paragraph-properties fo:text-align="center"/>
    </style:style>
    <style:style style:name="P7" style:family="paragraph">
      <style:text-properties fo:color="#ce181e" style:font-name="Comfortaa" fo:font-size="17.8999996185303pt"/>
    </style:style>
    <style:style style:name="P8" style:family="paragraph">
      <loext:graphic-properties draw:fill="none" draw:fill-color="#ffffff"/>
      <style:text-properties fo:color="#ce181e" style:font-name="Comfortaa" fo:font-size="17.8999996185303pt" fo:font-weight="bold" style:font-weight-asian="bold" style:font-weight-complex="bold"/>
    </style:style>
    <style:style style:name="P9" style:family="paragraph">
      <style:text-properties fo:color="#a1c9ee" style:font-name="Comfortaa"/>
    </style:style>
    <style:style style:name="P10" style:family="paragraph">
      <loext:graphic-properties draw:fill="none" draw:fill-color="#ffffff"/>
      <style:text-properties fo:color="#a1c9ee" style:font-name="Comfortaa" fo:font-weight="bold" style:font-weight-asian="bold" style:font-weight-complex="bold"/>
    </style:style>
    <style:style style:name="P11" style:family="paragraph">
      <style:text-properties fo:color="#a1c9ee"/>
    </style:style>
    <style:style style:name="P12" style:family="paragraph">
      <loext:graphic-properties draw:fill="none"/>
      <style:text-properties fo:color="#a1c9ee"/>
    </style:style>
    <style:style style:name="P13" style:family="paragraph">
      <style:text-properties fo:color="#6087b1" style:font-name="Comfortaa"/>
    </style:style>
    <style:style style:name="P14" style:family="paragraph">
      <loext:graphic-properties draw:fill="none" draw:fill-color="#ffffff"/>
      <style:text-properties fo:color="#6087b1" style:font-name="Comfortaa" fo:font-weight="bold" style:font-weight-asian="bold" style:font-weight-complex="bold"/>
    </style:style>
    <style:style style:name="P15" style:family="paragraph">
      <style:text-properties fo:color="#6087b1"/>
    </style:style>
    <style:style style:name="P16" style:family="paragraph">
      <loext:graphic-properties draw:fill="none"/>
      <style:text-properties fo:color="#6087b1"/>
    </style:style>
    <style:style style:name="P17" style:family="paragraph">
      <style:text-properties fo:color="#02df00" style:font-name="Comfortaa" fo:font-size="17.8999996185303pt"/>
    </style:style>
    <style:style style:name="P18" style:family="paragraph">
      <loext:graphic-properties draw:fill="none" draw:fill-color="#ffffff"/>
      <style:text-properties fo:color="#02df00" style:font-name="Comfortaa" fo:font-size="17.8999996185303pt" fo:font-weight="bold" style:font-weight-asian="bold" style:font-weight-complex="bold"/>
    </style:style>
    <style:style style:name="P19" style:family="paragraph">
      <loext:graphic-properties draw:fill-color="#ffffff"/>
    </style:style>
    <style:style style:name="T1" style:family="text">
      <style:text-properties fo:color="#ce181e" style:font-name="Comfortaa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ce181e" style:font-name="Comfortaa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a1c9ee" style:font-name="Comfortaa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a1c9ee" style:font-name="Comfortaa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6087b1" style:font-name="Comfortaa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6087b1" style:font-name="Comfortaa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2df00" style:font-name="Comfortaa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2df00" style:font-name="Comfortaa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113cm" svg:height="13.113cm" svg:x="-2.025cm" svg:y="0.6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-5.615cm" svg:y1="12.16cm" svg:x2="26.161cm" svg:y2="-2.939cm">
          <text:p/>
        </draw:line>
        <draw:custom-shape draw:style-name="gr3" draw:text-style-name="P3" draw:layer="layout" svg:width="0.254cm" svg:height="0.258cm" svg:x="4.553cm" svg:y="7.1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6.597cm" svg:y1="0.939cm" svg:x2="13.379cm" svg:y2="3.113cm">
          <text:p/>
        </draw:line>
        <draw:custom-shape draw:style-name="gr5" draw:text-style-name="P4" draw:layer="layout" svg:width="0.254cm" svg:height="0.259cm" svg:x="6.45cm" svg:y="0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8.676cm" svg:y1="5.355cm" svg:x2="6.597cm" svg:y2="0.977cm">
          <text:p/>
        </draw:line>
        <draw:custom-shape draw:style-name="gr7" draw:text-style-name="P5" draw:layer="layout" svg:width="0.457cm" svg:height="0.459cm" svg:x="8.461cm" svg:y="5.1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57cm" svg:height="0.459cm" svg:x="13.145cm" svg:y="2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8" draw:layer="layout" svg:width="1.524cm" svg:height="7.771cm" svg:x="13.379cm" svg:y="2.911cm">
          <draw:text-box>
            <text:p text:style-name="P7"><text:span text:style-name="T1">p</text:span><text:span text:style-name="T2">2</text:span></text:p>
          </draw:text-box>
        </draw:frame>
        <draw:g>
          <draw:frame draw:style-name="gr9" draw:text-style-name="P10" draw:layer="layout" svg:width="1.604cm" svg:height="6.346cm" svg:x="11.397cm" svg:y="8.085cm">
            <draw:text-box>
              <text:p text:style-name="P9"><text:span text:style-name="T3">A</text:span></text:p>
            </draw:text-box>
          </draw:frame>
          <draw:frame draw:style-name="gr10" draw:text-style-name="P12" draw:layer="layout" svg:width="1.265cm" svg:height="5.761cm" svg:x="12.231cm" svg:y="8.669cm">
            <draw:text-box>
              <text:p text:style-name="P11"><text:span text:style-name="T4">o</text:span></text:p>
            </draw:text-box>
          </draw:frame>
        </draw:g>
        <draw:g>
          <draw:frame draw:style-name="gr9" draw:text-style-name="P14" draw:layer="layout" svg:width="1.604cm" svg:height="6.346cm" svg:x="8.58cm" svg:y="7.981cm">
            <draw:text-box>
              <text:p text:style-name="P13"><text:span text:style-name="T5">A</text:span></text:p>
            </draw:text-box>
          </draw:frame>
          <draw:frame draw:style-name="gr10" draw:text-style-name="P16" draw:layer="layout" svg:width="1.265cm" svg:height="5.761cm" svg:x="9.414cm" svg:y="8.565cm">
            <draw:text-box>
              <text:p text:style-name="P15"><text:span text:style-name="T6">I</text:span></text:p>
            </draw:text-box>
          </draw:frame>
        </draw:g>
        <draw:line draw:style-name="gr4" draw:text-style-name="P2" draw:layer="layout" svg:x1="4.384cm" svg:y1="0.652cm" svg:x2="18.695cm" svg:y2="0.568cm">
          <text:p/>
        </draw:line>
        <draw:custom-shape draw:style-name="gr8" draw:text-style-name="P6" draw:layer="layout" svg:width="0.457cm" svg:height="0.459cm" svg:x="18.461cm" svg:y="0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8.857cm" svg:y1="2.249cm" svg:x2="11.084cm" svg:y2="4.181cm">
          <text:p/>
        </draw:line>
        <draw:custom-shape draw:style-name="gr8" draw:text-style-name="P6" draw:layer="layout" svg:width="0.457cm" svg:height="0.459cm" svg:x="10.85cm" svg:y="3.9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54cm" svg:height="0.259cm" svg:x="4.247cm" svg:y="0.5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54cm" svg:height="0.259cm" svg:x="8.676cm" svg:y="2.1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6.974cm" svg:y1="6.145cm" svg:x2="4.384cm" svg:y2="0.691cm">
          <text:p/>
        </draw:line>
        <draw:line draw:style-name="gr6" draw:text-style-name="P2" draw:layer="layout" svg:x1="9.996cm" svg:y1="4.768cm" svg:x2="8.857cm" svg:y2="2.372cm">
          <text:p/>
        </draw:line>
        <draw:custom-shape draw:style-name="gr7" draw:text-style-name="P5" draw:layer="layout" svg:width="0.457cm" svg:height="0.459cm" svg:x="6.757cm" svg:y="5.9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0.457cm" svg:height="0.459cm" svg:x="9.756cm" svg:y="4.5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8" draw:layer="layout" svg:width="1.524cm" svg:height="7.771cm" svg:x="18.218cm" svg:y="0.652cm">
          <draw:text-box>
            <text:p text:style-name="P7"><text:span text:style-name="T1">p</text:span><text:span text:style-name="T2">1</text:span></text:p>
          </draw:text-box>
        </draw:frame>
        <draw:frame draw:style-name="gr9" draw:text-style-name="P8" draw:layer="layout" svg:width="1.524cm" svg:height="7.771cm" svg:x="11.084cm" svg:y="3.979cm">
          <draw:text-box>
            <text:p text:style-name="P7"><text:span text:style-name="T1">p</text:span><text:span text:style-name="T2">3</text:span></text:p>
          </draw:text-box>
        </draw:frame>
        <draw:g>
          <draw:frame draw:style-name="gr11" draw:text-style-name="P18" draw:layer="layout" svg:width="1.927cm" svg:height="7.771cm" svg:x="6.96cm" svg:y="6.145cm">
            <draw:text-box>
              <text:p text:style-name="P17"><text:span text:style-name="T7">p’</text:span></text:p>
            </draw:text-box>
          </draw:frame>
          <draw:frame draw:style-name="gr11" draw:text-style-name="P18" draw:layer="layout" svg:width="1.927cm" svg:height="7.771cm" svg:x="7.234cm" svg:y="6.986cm">
            <draw:text-box>
              <text:p text:style-name="P17"><text:span text:style-name="T8">1</text:span></text:p>
            </draw:text-box>
          </draw:frame>
        </draw:g>
        <draw:g>
          <draw:frame draw:style-name="gr11" draw:text-style-name="P18" draw:layer="layout" svg:width="1.927cm" svg:height="7.771cm" svg:x="8.58cm" svg:y="5.304cm">
            <draw:text-box>
              <text:p text:style-name="P17"><text:span text:style-name="T7">p’</text:span></text:p>
            </draw:text-box>
          </draw:frame>
          <draw:frame draw:style-name="gr11" draw:text-style-name="P18" draw:layer="layout" svg:width="1.927cm" svg:height="7.771cm" svg:x="8.854cm" svg:y="6.145cm">
            <draw:text-box>
              <text:p text:style-name="P17"><text:span text:style-name="T8">2</text:span></text:p>
            </draw:text-box>
          </draw:frame>
        </draw:g>
        <draw:g>
          <draw:frame draw:style-name="gr11" draw:text-style-name="P18" draw:layer="layout" svg:width="1.927cm" svg:height="7.771cm" svg:x="9.675cm" svg:y="4.868cm">
            <draw:text-box>
              <text:p text:style-name="P17"><text:span text:style-name="T7">p’</text:span></text:p>
            </draw:text-box>
          </draw:frame>
          <draw:frame draw:style-name="gr11" draw:text-style-name="P18" draw:layer="layout" svg:width="1.927cm" svg:height="7.771cm" svg:x="9.949cm" svg:y="5.709cm">
            <draw:text-box>
              <text:p text:style-name="P17"><text:span text:style-name="T8">3</text:span>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30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735cm" svg:x="1cm" svg:y="3.905cm"/>
      <draw:page-thumbnail draw:layer="backgroundobjects" svg:width="8.999cm" svg:height="4.735cm" svg:x="1cm" svg:y="12.481cm"/>
      <draw:page-thumbnail draw:layer="backgroundobjects" svg:width="8.999cm" svg:height="4.735cm" svg:x="1cm" svg:y="21.057cm"/>
      <draw:page-thumbnail draw:layer="backgroundobjects" svg:width="8.999cm" svg:height="4.735cm" svg:x="11cm" svg:y="3.905cm"/>
      <draw:page-thumbnail draw:layer="backgroundobjects" svg:width="8.999cm" svg:height="4.735cm" svg:x="11cm" svg:y="12.481cm"/>
      <draw:page-thumbnail draw:layer="backgroundobjects" svg:width="8.999cm" svg:height="4.735cm" svg:x="11cm" svg:y="21.057cm"/>
    </style:handout-master>
    <style:master-page style:name="Default" style:page-layout-name="PM1" draw:style-name="Mdp1">
      <draw:frame presentation:style-name="Default-title" draw:layer="backgroundobjects" svg:width="24.688cm" svg:height="2.63cm" svg:x="1.369cm" svg:y="0.62cm" presentation:class="title" presentation:placeholder="true">
        <draw:text-box/>
      </draw:frame>
      <draw:frame presentation:style-name="Default-outline1" draw:layer="backgroundobjects" svg:width="24.688cm" svg:height="9.135cm" svg:x="1.369cm" svg:y="3.678cm" presentation:class="outline" presentation:placeholder="true">
        <draw:text-box/>
      </draw:frame>
      <draw:frame presentation:style-name="Mpr1" draw:text-style-name="MP2" draw:layer="backgroundobjects" svg:width="6.391cm" svg:height="1.085cm" svg:x="1.369cm" svg:y="14.3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695cm" svg:height="1.085cm" svg:x="9.378cm" svg:y="14.3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391cm" svg:height="1.085cm" svg:x="19.666cm" svg:y="14.3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Baur</meta:initial-creator>
    <meta:creation-date>2020-03-22T14:05:20.358190295</meta:creation-date>
    <dc:date>2020-03-22T15:01:43.956877455</dc:date>
    <dc:creator>Lukas Baur</dc:creator>
    <meta:editing-duration>PT14M27S</meta:editing-duration>
    <meta:editing-cycles>6</meta:editing-cycles>
    <meta:generator>LibreOffice/6.0.7.3$Linux_X86_64 LibreOffice_project/00m0$Build-3</meta:generator>
    <meta:document-statistic meta:object-count="59"/>
  </office:meta>
</office:document-meta>
</file>